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ckingham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52">
            <text:p>152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84">
            <text:p>384</text:p>
          </table:table-cell>
          <table:table-cell table:style-name="ce23" office:value-type="float" office:value="22">
            <text:p>2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92">
            <text:p>192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26">
            <text:p>22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491">
            <text:p>491</text:p>
          </table:table-cell>
          <table:table-cell table:style-name="ce23" office:value-type="float" office:value="45">
            <text:p>4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088">
            <text:p>1088</text:p>
          </table:table-cell>
          <table:table-cell table:style-name="ce23" office:value-type="float" office:value="70">
            <text:p>7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472">
            <text:p>1472</text:p>
          </table:table-cell>
          <table:table-cell table:style-name="ce23" office:value-type="float" office:value="92">
            <text:p>92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